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3">
      <style:text-properties fo:font-weight="normal" style:font-weight-asian="normal" style:font-weight-complex="normal"/>
    </style:style>
    <style:style style:name="P5" style:family="paragraph" style:parent-style-name="Text_20_body" style:list-style-name="L5"/>
    <style:style style:name="P6" style:family="paragraph" style:parent-style-name="Text_20_body" style:list-style-name="L1">
      <style:paragraph-properties fo:margin-top="0cm" fo:margin-bottom="0cm"/>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end"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list-style-name="L2">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iche d'investigation de fonctionnalité</text:p>
      <text:p text:style-name="Standard"/>
      <table:table table:name="Tableau1" table:style-name="Tableau1">
        <table:table-column table:style-name="Tableau1.A" table:number-columns-repeated="2"/>
        <table:table-row>
          <table:table-cell table:style-name="Tableau1.A1" office:value-type="string">
            <text:p text:style-name="Table_20_Contents"><text:span text:style-name="T1">Fonctionnalité </text:span>: Filtrer des recettes</text:p>
          </table:table-cell>
          <table:table-cell table:style-name="Tableau1.B1" office:value-type="string">
            <text:p text:style-name="P9">Fonctionnalité #1</text:p>
          </table:table-cell>
        </table:table-row>
        <table:table-row>
          <table:table-cell table:style-name="Tableau1.A2" table:number-columns-spanned="2" office:value-type="string">
            <text:p text:style-name="Table_20_Contents"><text:span text:style-name="T1">Problématique </text:span>: filtrer des recettes en fonction de mots clés ou d'une recherche utilisateur de la manière la plus fluide et rapide possible.</text:p>
          </table:table-cell>
          <table:covered-table-cell/>
        </table:table-row>
      </table:table>
      <text:p text:style-name="Standard"/>
      <table:table table:name="Tableau2" table:style-name="Tableau2">
        <table:table-column table:style-name="Tableau2.A" table:number-columns-repeated="2"/>
        <table:table-row>
          <table:table-cell table:style-name="Tableau2.A1" table:number-columns-spanned="2" office:value-type="string">
            <text:p text:style-name="Table_20_Contents"><text:span text:style-name="T1">Option 1 :</text:span> La boucle for</text:p>
          </table:table-cell>
          <table:covered-table-cell/>
        </table:table-row>
        <table:table-row>
          <table:table-cell table:style-name="Tableau2.A2" office:value-type="string">
            <text:p text:style-name="P10">Avantages :</text:p>
            <text:list xml:id="list2341566000386408312" text:style-name="L1">
              <text:list-item>
                <text:p text:style-name="P6">Une boucle for est flexible. Elle permet de faire plus que simplement filtrer un tableau. Par exemple, on peut utiliser une boucle for pour itérer sur un tableau et effectuer des calculs ou des modifications sur les éléments du tableau.</text:p>
              </text:list-item>
              <text:list-item>
                <text:p text:style-name="P1">Si le filtre est complexe ou nécessite des conditions supplémentaires, il peut être plus facile de le coder avec une boucle for plutôt qu'avec une autre méthode.</text:p>
              </text:list-item>
            </text:list>
            <text:p text:style-name="Table_20_Contents"/>
          </table:table-cell>
          <table:table-cell table:style-name="Tableau2.B2" office:value-type="string">
            <text:p text:style-name="P10">Inconvénients :</text:p>
            <text:list xml:id="list818075283169598728" text:style-name="L2">
              <text:list-item>
                <text:p text:style-name="P2">Les boucles for sont généralement plus lentes que les méthodes de haut niveau, car les méthodes de haut niveau sont souvent optimisées pour une performance maximale.</text:p>
              </text:list-item>
              <text:list-item>
                <text:p text:style-name="P11"><text:s/>Les boucles for sont souvent plus verbeuses que les méthodes de haut niveau, ce qui les rend moins lisibles et plus sujettes aux erreurs.</text:p>
              </text:list-item>
            </text:list>
            <text:p text:style-name="Table_20_Contents"/>
          </table:table-cell>
        </table:table-row>
      </table:table>
      <text:p text:style-name="Standard"/>
      <text:p text:style-name="Standard"/>
      <table:table table:name="Tableau3" table:style-name="Tableau3">
        <table:table-column table:style-name="Tableau3.A" table:number-columns-repeated="2"/>
        <table:table-row>
          <table:table-cell table:style-name="Tableau3.A1" table:number-columns-spanned="2" office:value-type="string">
            <text:p text:style-name="Table_20_Contents"><text:span text:style-name="T1">Option 2 :</text:span> La méthode filter()</text:p>
          </table:table-cell>
          <table:covered-table-cell/>
        </table:table-row>
        <table:table-row>
          <table:table-cell table:style-name="Tableau3.A2" office:value-type="string">
            <text:p text:style-name="P10">Avantages :</text:p>
            <text:list xml:id="list37500738" text:continue-list="list2341566000386408312" text:style-name="L1">
              <text:list-item>
                <text:p text:style-name="P6">La méthode filter est plus concise et lisible que la boucle for. Elle permet d'écrire un code plus élégant et plus facile à comprendre.</text:p>
              </text:list-item>
              <text:list-item text:style-override="L4">
                <text:p text:style-name="P3">La méthode filter est généralement plus rapide que la boucle for, car elle utilise des méthodes de haut niveau optimisées.</text:p>
              </text:list-item>
            </text:list>
          </table:table-cell>
          <table:table-cell table:style-name="Tableau3.B2" office:value-type="string">
            <text:p text:style-name="P10">Inconvénients :</text:p>
            <text:list xml:id="list4181656341128692244" text:style-name="L3">
              <text:list-item>
                <text:p text:style-name="P4">Si le filtre est très complexe, il peut être difficile de le coder avec la méthode filter, ce qui peut rendre le code plus verbeux et moins lisible.</text:p>
              </text:list-item>
              <text:list-item text:style-override="L5">
                <text:p text:style-name="P5">La méthode filter n'est pas aussi flexible que la boucle for. Elle est conçue pour filtrer un tableau et ne peut pas être utilisée pour effectuer d'autres opérations sur les éléments du tableau.</text:p>
              </text:list-item>
            </text:list>
          </table:table-cell>
        </table:table-row>
      </table:table>
      <text:p text:style-name="Standard"/>
      <text:p text:style-name="P7">Solution retenue :</text:p>
      <text:p text:style-name="Standard">La méthode filter(). Dans notre cas, nous avons juste besoin de trier un tableau en fonction de filtres simples (mots clés, chaîne de caractère envoyée par un utilisateur) pour en retourner un nouveau, comme nous n'agissons pas sur les éléments du tableau, la méthode filter() est plus optimisée.</text:p>
      <text:p text:style-name="Standard">De plus, elle produit un code plus court et plus concis, ce qui en facilite la mainte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5T17:14:34.13</meta:creation-date>
    <meta:document-statistic meta:table-count="3" meta:image-count="0" meta:object-count="0" meta:page-count="1" meta:paragraph-count="21" meta:word-count="352" meta:character-count="2052"/>
    <dc:date>2023-04-15T17:25:57.57</dc:date>
    <meta:editing-duration>PT11M23S</meta:editing-duration>
    <meta:editing-cycles>1</meta:editing-cycles>
    <meta:generator>OpenOffice/4.1.8$Win32 OpenOffice.org_project/418m3$Build-9803</meta:generator>
  </office:meta>
</office:document-meta>
</file>